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ong term cell ampacity dat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procedur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ect Lambda to test cell (4-wire connection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rge to 3.900 volts until current drops below 2 A (25.25 amp current limit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it 5 minute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peat step 2, then goto step 5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nect cell to programmable load, with inline WattsUp met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charge cell at 30 A, until cell voltage hits 3.25 volt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rd Ah result from Watts Up meter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ge cell to pack average until current drops below 1 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“test cell _” is a specific cell in a specific module in my car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est cell Ah</text:p>
            <text:p>@bay2</text:p>
          </table:table-cell>
          <table:table-cell office:value-type="string" calcext:value-type="string">
            <text:p>test cell Ah</text:p>
            <text:p>@bay3</text:p>
          </table:table-cell>
          <table:table-cell office:value-type="string" calcext:value-type="string">
            <text:p>Odometer</text:p>
            <text:p>(miles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2021MA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5900" calcext:value-type="float">
            <text:p>165900</text:p>
          </table:table-cell>
          <table:table-cell office:value-type="string" calcext:value-type="string">
            <text:p>This initial test did not follow the above steps.</text:p>
          </table:table-cell>
        </table:table-row>
        <table:table-row table:style-name="ro1">
          <table:table-cell office:value-type="string" calcext:value-type="string">
            <text:p>2021OCT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71921" calcext:value-type="float">
            <text:p>1719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4T11:47:48.549734959</meta:creation-date>
    <dc:date>2021-11-24T12:10:12.114974179</dc:date>
    <meta:editing-duration>PT1M47S</meta:editing-duration>
    <meta:editing-cycles>1</meta:editing-cycles>
    <meta:document-statistic meta:table-count="1" meta:cell-count="33" meta:object-count="0"/>
    <meta:generator>LibreOffice/7.0.6.2$MacOSX_X86_64 LibreOffice_project/144abb84a525d8e30c9dbbefa69cbbf2d8d4ae3b</meta:generator>
  </office:meta>
</office:document-meta>
</file>